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xcelente enfoque. Si el propósito es responder preguntas existenciales a través del análisis del sistema de vida como una máquina inteligente, entonces el capítulo 9 —al centrarse en la memoria y el ADN— debe abordar preguntas que conecten el concepto de “memoria biológica” con las inquietudes profundas que tienen las personas sobre su identidad, su propósito y su libertad.</text:p>
      <text:p text:style-name="Text_20_body">Aquí va una lista de <text:span text:style-name="Strong_20_Emphasis">preguntas fundamentales que podrían despertar el interés del lector adulto y existencial</text:span>, específicamente en relación con la <text:span text:style-name="Strong_20_Emphasis">memoria y el ADN</text:span>:</text:p>
      <text:p text:style-name="Horizontal_20_Line"/>
      <text:h text:style-name="Heading_20_3" text:outline-level="3">🧬 Preguntas existenciales sobre el ADN y la memoria:</text:h>
      <text:list xml:id="list4193029754" text:style-name="L1">
        <text:list-item>
          <text:p text:style-name="P1"><text:span text:style-name="Strong_20_Emphasis">¿Por qué soy como soy?</text:span><text:line-break/>¿Mi forma de ser ya estaba escrita en mí antes de nacer?</text:p>
        </text:list-item>
        <text:list-item>
          <text:p text:style-name="P1"><text:span text:style-name="Strong_20_Emphasis">¿Mi destino está programado en mis genes?</text:span><text:line-break/>¿Tengo libre albedrío si el ADN determina tantas cosas?</text:p>
        </text:list-item>
        <text:list-item>
          <text:p text:style-name="P1"><text:span text:style-name="Strong_20_Emphasis">¿Qué se hereda realmente?</text:span><text:line-break/>¿Solo se transmite la biología o también algo más profundo, como la historia de mis ancestros?</text:p>
        </text:list-item>
        <text:list-item>
          <text:p text:style-name="P1"><text:span text:style-name="Strong_20_Emphasis">¿Qué papel cumple la memoria en la vida?</text:span><text:line-break/>¿La vida necesita recordar algo para existir?</text:p>
        </text:list-item>
        <text:list-item>
          <text:p text:style-name="P1"><text:span text:style-name="Strong_20_Emphasis">¿Qué recuerda la vida en el ADN?</text:span><text:line-break/>¿El ADN es solo un manual de instrucciones, o también un archivo de experiencias pasadas?</text:p>
        </text:list-item>
        <text:list-item>
          <text:p text:style-name="P1"><text:span text:style-name="Strong_20_Emphasis">¿Se puede cambiar lo que está escrito en el ADN?</text:span><text:line-break/>¿Tengo alguna posibilidad de transformar lo que soy si eso ya está codificado?</text:p>
        </text:list-item>
        <text:list-item>
          <text:p text:style-name="P1"><text:span text:style-name="Strong_20_Emphasis">¿Por qué existe algo como el ADN?</text:span><text:line-break/>¿Qué sentido tiene que la vida utilice una memoria tan compleja?</text:p>
        </text:list-item>
        <text:list-item>
          <text:p text:style-name="P1"><text:span text:style-name="Strong_20_Emphasis">¿Quién escribió la información que contiene el ADN?</text:span><text:line-break/>¿Es obra del azar, de la evolución, o de una inteligencia superior?</text:p>
        </text:list-item>
        <text:list-item>
          <text:p text:style-name="P1"><text:span text:style-name="Strong_20_Emphasis">¿El ADN contiene solo datos sobre mí, o algo más amplio?</text:span><text:line-break/>¿Es posible que el ADN contenga información sobre un propósito mayor?</text:p>
        </text:list-item>
        <text:list-item>
          <text:p text:style-name="P1"><text:span text:style-name="Strong_20_Emphasis">¿Qué sucede si la memoria no puede ser modificada?</text:span><text:line-break/>¿Puede existir inteligencia real si no se puede aprender en el sentido clásico?</text:p>
        </text:list-item>
      </text:list>
      <text:p text:style-name="Horizontal_20_Line"/>
      <text:p text:style-name="Text_20_body">Muchas de estas preguntas pueden abordarse parcial o sutilmente en este capítulo, y otras servirán como puntos de partida para desarrollar los siguientes capítulos. Si te parece, podemos organizarlas según cuáles serán respondidas explícitamente en el Capítulo 9, y cuáles quedarán sembradas como cliffhangers para los capítulos sobre reproducción e individuos.</text:p>
      <text:p text:style-name="Text_20_body"><text:soft-page-break/>¿Querés que hagamos esa selección juntos ahora? Puedo ayudarte a trazar un <text:a xlink:type="simple" xlink:href="https://chatgpt.com/c/f" text:style-name="Internet_20_link" text:visited-style-name="Visited_20_Internet_20_Link">mapa de preguntas-respuestas por capítul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7:12:22.574000000</meta:creation-date>
    <dc:date>2025-06-24T17:13:20.671000000</dc:date>
    <meta:editing-duration>PT58S</meta:editing-duration>
    <meta:editing-cycles>1</meta:editing-cycles>
    <meta:document-statistic meta:table-count="0" meta:image-count="0" meta:object-count="0" meta:page-count="2" meta:paragraph-count="15" meta:word-count="367" meta:character-count="2195" meta:non-whitespace-character-count="1853"/>
    <meta:generator>LibreOffice/7.3.5.2$Windows_X86_64 LibreOffice_project/184fe81b8c8c30d8b5082578aee2fed2ea847c01</meta:generator>
  </office:meta>
</office:document-meta>
</file>